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31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iemocap_3la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264783349772205" calcext:value-type="float">
            <text:p>0.264783349772205</text:p>
          </table:table-cell>
          <table:table-cell office:value-type="float" office:value="0.586855766814582" calcext:value-type="float">
            <text:p>0.586855766814582</text:p>
          </table:table-cell>
          <table:table-cell office:value-type="float" office:value="0.453457246281204" calcext:value-type="float">
            <text:p>0.453457246281204</text:p>
          </table:table-cell>
          <table:table-cell table:formula="of:=AVERAGE([.C1:.E1])" office:value-type="float" office:value="0.435032120955997" calcext:value-type="float">
            <text:p>0.435032120955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267075640156623" calcext:value-type="float">
            <text:p>0.267075640156623</text:p>
          </table:table-cell>
          <table:table-cell office:value-type="float" office:value="0.587094260557875" calcext:value-type="float">
            <text:p>0.587094260557875</text:p>
          </table:table-cell>
          <table:table-cell office:value-type="float" office:value="0.451544037472735" calcext:value-type="float">
            <text:p>0.451544037472735</text:p>
          </table:table-cell>
          <table:table-cell table:formula="of:=AVERAGE([.C2:.E2])" office:value-type="float" office:value="0.435237979395744" calcext:value-type="float">
            <text:p>0.435237979395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63265941182949" calcext:value-type="float">
            <text:p>0.263265941182949</text:p>
          </table:table-cell>
          <table:table-cell office:value-type="float" office:value="0.58474679793332" calcext:value-type="float">
            <text:p>0.58474679793332</text:p>
          </table:table-cell>
          <table:table-cell office:value-type="float" office:value="0.450126617667609" calcext:value-type="float">
            <text:p>0.450126617667609</text:p>
          </table:table-cell>
          <table:table-cell table:formula="of:=AVERAGE([.C3:.E3])" office:value-type="float" office:value="0.432713118927959" calcext:value-type="float">
            <text:p>0.4327131189279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0.266043585499661" calcext:value-type="float">
            <text:p>0.266043585499661</text:p>
          </table:table-cell>
          <table:table-cell office:value-type="float" office:value="0.588093754043435" calcext:value-type="float">
            <text:p>0.588093754043435</text:p>
          </table:table-cell>
          <table:table-cell office:value-type="float" office:value="0.45267492971551" calcext:value-type="float">
            <text:p>0.45267492971551</text:p>
          </table:table-cell>
          <table:table-cell table:formula="of:=AVERAGE([.C4:.E4])" office:value-type="float" office:value="0.435604089752869" calcext:value-type="float">
            <text:p>0.43560408975286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267276425415879" calcext:value-type="float">
            <text:p>0.267276425415879</text:p>
          </table:table-cell>
          <table:table-cell office:value-type="float" office:value="0.588084312141589" calcext:value-type="float">
            <text:p>0.588084312141589</text:p>
          </table:table-cell>
          <table:table-cell office:value-type="float" office:value="0.450730398017264" calcext:value-type="float">
            <text:p>0.450730398017264</text:p>
          </table:table-cell>
          <table:table-cell table:formula="of:=AVERAGE([.C5:.E5])" office:value-type="float" office:value="0.435363711858244" calcext:value-type="float">
            <text:p>0.435363711858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263400194333498" calcext:value-type="float">
            <text:p>0.263400194333498</text:p>
          </table:table-cell>
          <table:table-cell office:value-type="float" office:value="0.585868180530953" calcext:value-type="float">
            <text:p>0.585868180530953</text:p>
          </table:table-cell>
          <table:table-cell office:value-type="float" office:value="0.449676511592226" calcext:value-type="float">
            <text:p>0.449676511592226</text:p>
          </table:table-cell>
          <table:table-cell table:formula="of:=AVERAGE([.C6:.E6])" office:value-type="float" office:value="0.432981628818892" calcext:value-type="float">
            <text:p>0.4329816288188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.269273485651861" calcext:value-type="float">
            <text:p>0.269273485651861</text:p>
          </table:table-cell>
          <table:table-cell office:value-type="float" office:value="0.587796180514739" calcext:value-type="float">
            <text:p>0.587796180514739</text:p>
          </table:table-cell>
          <table:table-cell office:value-type="float" office:value="0.452789478293805" calcext:value-type="float">
            <text:p>0.452789478293805</text:p>
          </table:table-cell>
          <table:table-cell table:formula="of:=AVERAGE([.C7:.E7])" office:value-type="float" office:value="0.436619714820135" calcext:value-type="float">
            <text:p>0.4366197148201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267253060689002" calcext:value-type="float">
            <text:p>0.267253060689002</text:p>
          </table:table-cell>
          <table:table-cell office:value-type="float" office:value="0.589132313545345" calcext:value-type="float">
            <text:p>0.589132313545345</text:p>
          </table:table-cell>
          <table:table-cell office:value-type="float" office:value="0.450276482171504" calcext:value-type="float">
            <text:p>0.450276482171504</text:p>
          </table:table-cell>
          <table:table-cell table:formula="of:=AVERAGE([.C8:.E8])" office:value-type="float" office:value="0.435553952135284" calcext:value-type="float">
            <text:p>0.4355539521352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265768685248741" calcext:value-type="float">
            <text:p>0.265768685248741</text:p>
          </table:table-cell>
          <table:table-cell office:value-type="float" office:value="0.587216218069567" calcext:value-type="float">
            <text:p>0.587216218069567</text:p>
          </table:table-cell>
          <table:table-cell office:value-type="float" office:value="0.450519471921594" calcext:value-type="float">
            <text:p>0.450519471921594</text:p>
          </table:table-cell>
          <table:table-cell table:formula="of:=AVERAGE([.C9:.E9])" office:value-type="float" office:value="0.434501458413301" calcext:value-type="float">
            <text:p>0.4345014584133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.269731037630427" calcext:value-type="float">
            <text:p>0.269731037630427</text:p>
          </table:table-cell>
          <table:table-cell office:value-type="float" office:value="0.586695263205724" calcext:value-type="float">
            <text:p>0.586695263205724</text:p>
          </table:table-cell>
          <table:table-cell office:value-type="float" office:value="0.451772461857262" calcext:value-type="float">
            <text:p>0.451772461857262</text:p>
          </table:table-cell>
          <table:table-cell table:formula="of:=AVERAGE([.C10:.E10])" office:value-type="float" office:value="0.436066254231138" calcext:value-type="float">
            <text:p>0.436066254231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" calcext:value-type="float">
            <text:p>0.2</text:p>
          </table:table-cell>
          <table:table-cell office:value-type="float" office:value="0.267615117583724" calcext:value-type="float">
            <text:p>0.267615117583724</text:p>
          </table:table-cell>
          <table:table-cell office:value-type="float" office:value="0.587700368174431" calcext:value-type="float">
            <text:p>0.587700368174431</text:p>
          </table:table-cell>
          <table:table-cell office:value-type="float" office:value="0.451926669710613" calcext:value-type="float">
            <text:p>0.451926669710613</text:p>
          </table:table-cell>
          <table:table-cell table:formula="of:=AVERAGE([.C11:.E11])" office:value-type="float" office:value="0.435747385156256" calcext:value-type="float">
            <text:p>0.4357473851562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267011226991625" calcext:value-type="float">
            <text:p>0.267011226991625</text:p>
          </table:table-cell>
          <table:table-cell office:value-type="float" office:value="0.586602466759501" calcext:value-type="float">
            <text:p>0.586602466759501</text:p>
          </table:table-cell>
          <table:table-cell office:value-type="float" office:value="0.451650573798551" calcext:value-type="float">
            <text:p>0.451650573798551</text:p>
          </table:table-cell>
          <table:table-cell table:formula="of:=AVERAGE([.C12:.E12])" office:value-type="float" office:value="0.435088089183226" calcext:value-type="float">
            <text:p>0.4350880891832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.268041597224496" calcext:value-type="float">
            <text:p>0.268041597224496</text:p>
          </table:table-cell>
          <table:table-cell office:value-type="float" office:value="0.584283239715208" calcext:value-type="float">
            <text:p>0.584283239715208</text:p>
          </table:table-cell>
          <table:table-cell office:value-type="float" office:value="0.450429509208966" calcext:value-type="float">
            <text:p>0.450429509208966</text:p>
          </table:table-cell>
          <table:table-cell table:formula="of:=AVERAGE([.C13:.E13])" office:value-type="float" office:value="0.434251448716224" calcext:value-type="float">
            <text:p>0.4342514487162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.2</text:p>
          </table:table-cell>
          <table:table-cell office:value-type="float" office:value="0.267875595509391" calcext:value-type="float">
            <text:p>0.267875595509391</text:p>
          </table:table-cell>
          <table:table-cell office:value-type="float" office:value="0.583763030540419" calcext:value-type="float">
            <text:p>0.583763030540419</text:p>
          </table:table-cell>
          <table:table-cell office:value-type="float" office:value="0.452566053469679" calcext:value-type="float">
            <text:p>0.452566053469679</text:p>
          </table:table-cell>
          <table:table-cell table:formula="of:=AVERAGE([.C14:.E14])" office:value-type="float" office:value="0.434734893173163" calcext:value-type="float">
            <text:p>0.4347348931731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office:value-type="float" office:value="0.267654822787256" calcext:value-type="float">
            <text:p>0.267654822787256</text:p>
          </table:table-cell>
          <table:table-cell office:value-type="float" office:value="0.585293154491352" calcext:value-type="float">
            <text:p>0.585293154491352</text:p>
          </table:table-cell>
          <table:table-cell office:value-type="float" office:value="0.454000990015204" calcext:value-type="float">
            <text:p>0.454000990015204</text:p>
          </table:table-cell>
          <table:table-cell table:formula="of:=AVERAGE([.C15:.E15])" office:value-type="float" office:value="0.435649655764604" calcext:value-type="float">
            <text:p>0.4356496557646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0.27289968668254" calcext:value-type="float">
            <text:p>0.27289968668254</text:p>
          </table:table-cell>
          <table:table-cell office:value-type="float" office:value="0.583937590901508" calcext:value-type="float">
            <text:p>0.583937590901508</text:p>
          </table:table-cell>
          <table:table-cell office:value-type="float" office:value="0.451752901010523" calcext:value-type="float">
            <text:p>0.451752901010523</text:p>
          </table:table-cell>
          <table:table-cell table:formula="of:=AVERAGE([.C16:.E16])" office:value-type="float" office:value="0.43619672619819" calcext:value-type="float">
            <text:p>0.4361967261981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" calcext:value-type="float">
            <text:p>0.2</text:p>
          </table:table-cell>
          <table:table-cell office:value-type="float" office:value="0.275294184941856" calcext:value-type="float">
            <text:p>0.275294184941856</text:p>
          </table:table-cell>
          <table:table-cell office:value-type="float" office:value="0.583957029860677" calcext:value-type="float">
            <text:p>0.583957029860677</text:p>
          </table:table-cell>
          <table:table-cell office:value-type="float" office:value="0.453240780858578" calcext:value-type="float">
            <text:p>0.453240780858578</text:p>
          </table:table-cell>
          <table:table-cell table:formula="of:=AVERAGE([.C17:.E17])" office:value-type="float" office:value="0.437497331887037" calcext:value-type="float">
            <text:p>0.43749733188703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office:value-type="float" office:value="0.274557853247214" calcext:value-type="float">
            <text:p>0.274557853247214</text:p>
          </table:table-cell>
          <table:table-cell office:value-type="float" office:value="0.585953106596891" calcext:value-type="float">
            <text:p>0.585953106596891</text:p>
          </table:table-cell>
          <table:table-cell office:value-type="float" office:value="0.455417541343424" calcext:value-type="float">
            <text:p>0.455417541343424</text:p>
          </table:table-cell>
          <table:table-cell table:formula="of:=AVERAGE([.C18:.E18])" office:value-type="float" office:value="0.438642833729176" calcext:value-type="float">
            <text:p>0.438642833729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kaoGothic" style:language-asian="zxx" style:country-asian="none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 number:title="User-defined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dc:date>2020-09-01T23:13:50.250265225</dc:date>
    <dc:creator>Bagus Tris Atmaja</dc:creator>
    <meta:editing-duration>PT37S</meta:editing-duration>
    <meta:editing-cycles>1</meta:editing-cycles>
    <meta:generator>LibreOffice/6.3.6.2$Linux_X86_64 LibreOffice_project/2196df99b074d8a661f4036fca8fa0cbfa33a497</meta:generator>
    <meta:document-statistic meta:table-count="1" meta:cell-count="108" meta:object-count="0"/>
  </office:meta>
</office:document-meta>
</file>